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52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6" style:family="paragraph" style:parent-style-name="Standard">
      <style:text-properties officeooo:paragraph-rsid="01b63ad1"/>
    </style:style>
    <style:style style:name="P57" style:family="paragraph" style:parent-style-name="Standard">
      <style:text-properties officeooo:paragraph-rsid="01bc32b8"/>
    </style:style>
    <style:style style:name="P58" style:family="paragraph" style:parent-style-name="Standard">
      <style:text-properties officeooo:paragraph-rsid="01be4eb0"/>
    </style:style>
    <style:style style:name="P59" style:family="paragraph" style:parent-style-name="Standard">
      <style:text-properties officeooo:paragraph-rsid="01c0339d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3" style:family="paragraph" style:parent-style-name="Standard" style:list-style-name="L1">
      <style:text-properties officeooo:paragraph-rsid="01dd7b07"/>
    </style:style>
    <style:style style:name="P64" style:family="paragraph" style:parent-style-name="Standard" style:list-style-name="L1">
      <style:paragraph-properties fo:break-before="page"/>
      <style:text-properties officeooo:paragraph-rsid="01e3b86a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text-align="start" style:justify-single-word="false"/>
      <style:text-properties officeooo:paragraph-rsid="019ccc83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2d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6f0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3e6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e4d1b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2ae71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185636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d2a8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b79c1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183711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1867e7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b7f2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191218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acdb5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88be03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e2d52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0e4d1b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02ae71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185636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0dd2a8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0db79c1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183711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1867e7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0db7f2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191218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0acdb5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Mono" fo:font-size="8pt" fo:language="nl" fo:country="NL" fo:font-style="normal" fo:font-weight="normal" officeooo:rsid="00e4d1b8" fo:background-color="transparent" loext:char-shading-value="0" style:font-size-asian="8pt" style:language-asian="nl" style:country-asian="NL" style:font-style-asian="normal" style:font-weight-asian="normal" style:font-size-complex="8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Mono" fo:font-size="8pt" fo:language="nl" fo:country="NL" fo:font-style="normal" fo:font-weight="normal" officeooo:rsid="002ae71c" fo:background-color="transparent" loext:char-shading-value="0" style:font-size-asian="8pt" style:language-asian="nl" style:country-asian="NL" style:font-style-asian="normal" style:font-weight-asian="normal" style:font-size-complex="8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Mono" fo:font-size="8pt" fo:language="nl" fo:country="NL" fo:font-style="normal" fo:font-weight="normal" officeooo:rsid="01856360" fo:background-color="transparent" loext:char-shading-value="0" style:font-size-asian="8pt" style:language-asian="nl" style:country-asian="NL" style:font-style-asian="normal" style:font-weight-asian="normal" style:font-size-complex="8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Mono" fo:font-size="8pt" fo:language="nl" fo:country="NL" fo:font-style="normal" fo:font-weight="normal" officeooo:rsid="00dd2a8a" fo:background-color="transparent" loext:char-shading-value="0" style:font-size-asian="8pt" style:language-asian="nl" style:country-asian="NL" style:font-style-asian="normal" style:font-weight-asian="normal" style:font-size-complex="8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Mono" fo:font-size="8pt" fo:language="nl" fo:country="NL" fo:font-style="normal" fo:font-weight="normal" officeooo:rsid="00d9f467" fo:background-color="transparent" loext:char-shading-value="0" style:font-size-asian="8pt" style:language-asian="nl" style:country-asian="NL" style:font-style-asian="normal" style:font-weight-asian="normal" style:font-size-complex="8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Mono" fo:font-size="8pt" fo:language="nl" fo:country="NL" fo:font-style="normal" fo:font-weight="normal" officeooo:rsid="00db79c1" fo:background-color="transparent" loext:char-shading-value="0" style:font-size-asian="8pt" style:language-asian="nl" style:country-asian="NL" style:font-style-asian="normal" style:font-weight-asian="normal" style:font-size-complex="8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8pt" fo:language="nl" fo:country="NL" fo:font-style="normal" fo:font-weight="normal" officeooo:rsid="01837118" fo:background-color="transparent" loext:char-shading-value="0" style:font-size-asian="8pt" style:language-asian="nl" style:country-asian="NL" style:font-style-asian="normal" style:font-weight-asian="normal" style:font-size-complex="8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8pt" fo:language="nl" fo:country="NL" fo:font-style="normal" fo:font-weight="normal" officeooo:rsid="01867e7d" fo:background-color="transparent" loext:char-shading-value="0" style:font-size-asian="8pt" style:language-asian="nl" style:country-asian="NL" style:font-style-asian="normal" style:font-weight-asian="normal" style:font-size-complex="8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8pt" fo:language="nl" fo:country="NL" fo:font-style="normal" fo:font-weight="normal" officeooo:rsid="00db7f2d" fo:background-color="transparent" loext:char-shading-value="0" style:font-size-asian="8pt" style:language-asian="nl" style:country-asian="NL" style:font-style-asian="normal" style:font-weight-asian="normal" style:font-size-complex="8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8pt" fo:language="nl" fo:country="NL" fo:font-style="normal" fo:font-weight="normal" officeooo:rsid="0191218c" fo:background-color="transparent" loext:char-shading-value="0" style:font-size-asian="8pt" style:language-asian="nl" style:country-asian="NL" style:font-style-asian="normal" style:font-weight-asian="normal" style:font-size-complex="8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8pt" fo:language="nl" fo:country="NL" fo:font-style="normal" fo:font-weight="normal" officeooo:rsid="00acdb50" fo:background-color="transparent" loext:char-shading-value="0" style:font-size-asian="8pt" style:language-asian="nl" style:country-asian="NL" style:font-style-asian="normal" style:font-weight-asian="normal" style:font-size-complex="8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9pt" fo:language="nl" fo:country="NL" fo:font-style="normal" fo:font-weight="normal" officeooo:rsid="00e4d1b8" fo:background-color="transparent" loext:char-shading-value="0" style:font-size-asian="9pt" style:language-asian="nl" style:country-asian="NL" style:font-style-asian="normal" style:font-weight-asian="normal" style:font-size-complex="9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9pt" fo:language="nl" fo:country="NL" fo:font-style="normal" fo:font-weight="normal" officeooo:rsid="002ae71c" fo:background-color="transparent" loext:char-shading-value="0" style:font-size-asian="9pt" style:language-asian="nl" style:country-asian="NL" style:font-style-asian="normal" style:font-weight-asian="normal" style:font-size-complex="9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9pt" fo:language="nl" fo:country="NL" fo:font-style="normal" fo:font-weight="normal" officeooo:rsid="01856360" fo:background-color="transparent" loext:char-shading-value="0" style:font-size-asian="9pt" style:language-asian="nl" style:country-asian="NL" style:font-style-asian="normal" style:font-weight-asian="normal" style:font-size-complex="9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9pt" fo:language="nl" fo:country="NL" fo:font-style="normal" fo:font-weight="normal" officeooo:rsid="00dd2a8a" fo:background-color="transparent" loext:char-shading-value="0" style:font-size-asian="9pt" style:language-asian="nl" style:country-asian="NL" style:font-style-asian="normal" style:font-weight-asian="normal" style:font-size-complex="9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9pt" fo:language="nl" fo:country="NL" fo:font-style="normal" fo:font-weight="normal" officeooo:rsid="00d9f467" fo:background-color="transparent" loext:char-shading-value="0" style:font-size-asian="9pt" style:language-asian="nl" style:country-asian="NL" style:font-style-asian="normal" style:font-weight-asian="normal" style:font-size-complex="9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9pt" fo:language="nl" fo:country="NL" fo:font-style="normal" fo:font-weight="normal" officeooo:rsid="00db79c1" fo:background-color="transparent" loext:char-shading-value="0" style:font-size-asian="9pt" style:language-asian="nl" style:country-asian="NL" style:font-style-asian="normal" style:font-weight-asian="normal" style:font-size-complex="9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9pt" fo:language="nl" fo:country="NL" fo:font-style="normal" fo:font-weight="normal" officeooo:rsid="01837118" fo:background-color="transparent" loext:char-shading-value="0" style:font-size-asian="9pt" style:language-asian="nl" style:country-asian="NL" style:font-style-asian="normal" style:font-weight-asian="normal" style:font-size-complex="9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9pt" fo:language="nl" fo:country="NL" fo:font-style="normal" fo:font-weight="normal" officeooo:rsid="01867e7d" fo:background-color="transparent" loext:char-shading-value="0" style:font-size-asian="9pt" style:language-asian="nl" style:country-asian="NL" style:font-style-asian="normal" style:font-weight-asian="normal" style:font-size-complex="9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Mono" fo:font-size="9pt" fo:language="nl" fo:country="NL" fo:font-style="normal" fo:font-weight="normal" officeooo:rsid="00db7f2d" fo:background-color="transparent" loext:char-shading-value="0" style:font-size-asian="9pt" style:language-asian="nl" style:country-asian="NL" style:font-style-asian="normal" style:font-weight-asian="normal" style:font-size-complex="9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Mono" fo:font-size="9pt" fo:language="nl" fo:country="NL" fo:font-style="normal" fo:font-weight="normal" officeooo:rsid="0191218c" fo:background-color="transparent" loext:char-shading-value="0" style:font-size-asian="9pt" style:language-asian="nl" style:country-asian="NL" style:font-style-asian="normal" style:font-weight-asian="normal" style:font-size-complex="9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Mono" fo:font-size="9pt" fo:language="nl" fo:country="NL" fo:font-style="normal" fo:font-weight="normal" officeooo:rsid="00acdb50" fo:background-color="transparent" loext:char-shading-value="0" style:font-size-asian="9pt" style:language-asian="nl" style:country-asian="NL" style:font-style-asian="normal" style:font-weight-asian="normal" style:font-size-complex="9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5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6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7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8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9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0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1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2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3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4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1e0de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e29f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e3066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officeooo:rsid="014eeaf0"/>
    </style:style>
    <style:style style:name="T175" style:family="text">
      <style:text-properties officeooo:rsid="014ea810"/>
    </style:style>
    <style:style style:name="T176" style:family="text">
      <style:text-properties style:text-line-through-style="none" style:text-line-through-type="none" style:font-name="Liberation Sans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77" style:family="text">
      <style:text-properties style:text-line-through-style="none" style:text-line-through-type="none" style:font-name="Liberation Sans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78" style:family="text">
      <style:text-properties style:text-line-through-style="none" style:text-line-through-type="none" style:font-name="Liberation Sans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79" style:family="text">
      <style:text-properties style:text-line-through-style="none" style:text-line-through-type="none" style:font-name="Liberation Sans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94" style:family="text">
      <style:text-properties officeooo:rsid="00172dcf"/>
    </style:style>
    <style:style style:name="T195" style:family="text">
      <style:text-properties fo:font-weight="normal" officeooo:rsid="00172dcf" style:font-weight-asian="normal" style:font-weight-complex="normal"/>
    </style:style>
    <style:style style:name="T196" style:family="text">
      <style:text-properties officeooo:rsid="0119bd75"/>
    </style:style>
    <style:style style:name="T197" style:family="text">
      <style:text-properties style:font-name="Liberation Sans"/>
    </style:style>
    <style:style style:name="T198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99" style:family="text">
      <style:text-properties style:font-name="Liberation Sans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01" style:family="text">
      <style:text-properties style:font-name="Liberation Sans" fo:font-size="12pt" fo:font-weight="normal" officeooo:rsid="0091dc3b" style:font-size-asian="12pt" style:font-weight-asian="normal" style:font-size-complex="12pt" style:font-weight-complex="normal"/>
    </style:style>
    <style:style style:name="T202" style:family="text">
      <style:text-properties style:font-name="Liberation Sans" fo:font-size="12pt" style:font-size-asian="12pt" style:font-size-complex="12pt"/>
    </style:style>
    <style:style style:name="T203" style:family="text">
      <style:text-properties style:font-name="Liberation Sans" fo:font-size="12pt" officeooo:rsid="009c12e0" style:font-size-asian="12pt" style:font-size-complex="12pt"/>
    </style:style>
    <style:style style:name="T204" style:family="text">
      <style:text-properties style:font-name="Liberation Sans" fo:font-size="12pt" officeooo:rsid="00178133" style:font-size-asian="12pt" style:font-size-complex="12pt"/>
    </style:style>
    <style:style style:name="T205" style:family="text">
      <style:text-properties style:font-name="Liberation Sans" fo:font-size="12pt" officeooo:rsid="007ef2fc" style:font-size-asian="12pt" style:font-size-complex="12pt"/>
    </style:style>
    <style:style style:name="T206" style:family="text">
      <style:text-properties style:font-name="Liberation Sans" fo:font-size="12pt" style:text-underline-style="none" officeooo:rsid="009c12e0" style:font-size-asian="12pt" style:font-size-complex="12pt"/>
    </style:style>
    <style:style style:name="T207" style:family="text">
      <style:text-properties officeooo:rsid="007505e5"/>
    </style:style>
    <style:style style:name="T208" style:family="text">
      <style:text-properties officeooo:rsid="0013aa8e"/>
    </style:style>
    <style:style style:name="T209" style:family="text">
      <style:text-properties officeooo:rsid="007ef2f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Strong_20_Emphasis"><text:span text:style-name="T156">C</text:span></text:span><text:span text:style-name="Strong_20_Emphasis"><text:span text:style-name="T155">hecklist voor </text:span></text:span><text:span text:style-name="Strong_20_Emphasis"><text:span text:style-name="T156">het</text:span></text:span><text:span text:style-name="Strong_20_Emphasis"><text:span text:style-name="T155"> </text:span></text:span><text:span text:style-name="Strong_20_Emphasis"><text:span text:style-name="T161">over</text:span></text:span><text:span text:style-name="Strong_20_Emphasis"><text:span text:style-name="T163">stappen</text:span></text:span><text:span text:style-name="Strong_20_Emphasis"><text:span text:style-name="T155"> van Windows naar </text:span></text:span><text:span text:style-name="Strong_20_Emphasis"><text:span text:style-name="T164">Ubuntu </text:span></text:span><text:span text:style-name="Strong_20_Emphasis"><text:span text:style-name="T165">of Debian GNU/</text:span></text:span><text:span text:style-name="Strong_20_Emphasis"><text:span text:style-name="T157">Linux</text:span></text:span><text:span text:style-name="T155">.</text:span></text:p>
      <text:p text:style-name="P12"><text:span text:style-name="Strong_20_Emphasis"><text:span text:style-name="T155"/></text:span></text:p>
      <text:p text:style-name="P13"><text:span text:style-name="Strong_20_Emphasis"><text:span text:style-name="T155">Kijk op </text:span></text:span><text:a xlink:type="simple" xlink:href="https://karelzimmer.nl/" text:style-name="Internet_20_link" text:visited-style-name="Visited_20_Internet_20_Link"><text:span text:style-name="Internet_20_link"><text:span text:style-name="T198">karelzimmer.nl</text:span></text:span></text:a><text:span text:style-name="Strong_20_Emphasis"><text:span text:style-name="T155"> </text:span></text:span><text:span text:style-name="Strong_20_Emphasis"><text:span text:style-name="T158">voor</text:span></text:span><text:span text:style-name="Strong_20_Emphasis"><text:span text:style-name="T159"> </text:span></text:span><text:span text:style-name="Strong_20_Emphasis"><text:span text:style-name="T199">deze en andere </text:span></text:span><text:span text:style-name="Strong_20_Emphasis"><text:span text:style-name="T160">checklists, scripts, en overige bestanden.</text:span></text:span></text:p>
      <text:p text:style-name="P22"/>
      <text:p text:style-name="P17"><text:span text:style-name="Strong_20_Emphasis"><text:span text:style-name="T177">D</text:span></text:span><text:span text:style-name="Strong_20_Emphasis"><text:span text:style-name="T176">it is een invulbare PD</text:span></text:span><text:span text:style-name="Strong_20_Emphasis"><text:span text:style-name="T178">F</text:span></text:span><text:span text:style-name="Strong_20_Emphasis"><text:span text:style-name="T176"> met tekst- en keuzevakken; </text:span></text:span><text:span text:style-name="Strong_20_Emphasis"><text:span text:style-name="T179">a</text:span></text:span><text:span text:style-name="Strong_20_Emphasis"><text:span text:style-name="T176">fdrukken is niet noodzakelijk.</text:span></text:span></text:p>
      <text:p text:style-name="P16"><text:span text:style-name="Strong_20_Emphasis"><text:span text:style-name="T201"/></text:span></text:p>
      <text:list xml:id="list140110772" text:style-name="L1">
        <text:list-item>
          <text:p text:style-name="P65"><text:span text:style-name="T148">Overstap</text:span><text:span text:style-name="T147"> voorbereiden</text:span><text:span text:style-name="T146"> (</text:span><text:span text:style-name="T145">op</text:span><text:span text:style-name="T146"> Windows)</text:span></text:p>
        </text:list-item>
      </text:list>
      <text:p text:style-name="P33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08" draw:name="Vorm1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09" draw:name="Vorm2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26"><text:span text:style-name="T149">Verbreek de Internet-verbinding, zodat er geen nieuwe </text:span><text:span text:style-name="T150">e-</text:span><text:span text:style-name="T149">mails </text:span><text:span text:style-name="T150">meer</text:span><text:span text:style-name="T151"> </text:span><text:span text:style-name="T150">binnen </text:span><text:span text:style-name="T151">kunnen </text:span><text:span text:style-name="T149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10" draw:name="Vorm3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26">Verzame<text:span text:style-name="T207">l</text:span> <text:span text:style-name="T208">computernaam en </text:span>gebruikersnamen (zie pagina <text:span text:style-name="T209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11" draw:name="Vorm4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1"><text:span text:style-name="T202">Verzamel </text:span><text:span text:style-name="Emphasis"><text:span text:style-name="T206">per gebruiker</text:span></text:span><text:span text:style-name="T203"> </text:span><text:span text:style-name="T202">E-mail-adressen </text:span><text:span text:style-name="T204">en</text:span><text:span text:style-name="T202"> mail</text:span><text:span text:style-name="T204">-</text:span><text:span text:style-name="T202">server</text:span><text:span text:style-name="T204">-adressen</text:span><text:span text:style-name="T202"> inclusief gebruikersnamen en wachtwoorden, zie pagina </text:span><text:span text:style-name="T205">4</text:span><text:span text:style-name="T202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12" draw:name="Vorm5" draw:style-name="gr1" draw:text-style-name="P71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5"><text:span text:style-name="T166">Installeer en start </text:span><text:span text:style-name="T172">Google Chrome</text:span><text:span text:style-name="T166">, i</text:span><text:span text:style-name="T51">mporteer </text:span><text:span text:style-name="Emphasis"><text:span text:style-name="T85">per gebruiker</text:span></text:span><text:span text:style-name="T52"> </text:span><text:span text:style-name="T51">alles </text:span><text:span text:style-name="T53">vanuit </text:span><text:span text:style-name="T54">de </text:span><text:span text:style-name="T53">huidige browser</text:span><text:span text:style-name="T51">, en controleer de werking</text:span><text:span text:style-name="T166">.</text:span></text:p>
            <text:p text:style-name="P27"><text:span text:style-name="T152">Als importeren niet lukt, alles exporteren </text:span><text:span text:style-name="T153">op alle mogelijke manieren </text:span><text:span text:style-name="T152">vanuit </text:span><text:span text:style-name="T154">de </text:span><text:span text:style-name="T152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13" draw:name="Vorm6" draw:style-name="gr1" draw:text-style-name="P71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6"><text:span text:style-name="T166">Installeer en start Mozilla Firefox, i</text:span><text:span text:style-name="T51">mporteer </text:span><text:span text:style-name="Emphasis"><text:span text:style-name="T85">per gebruiker</text:span></text:span><text:span text:style-name="T52"> </text:span><text:span text:style-name="T51">alles </text:span><text:span text:style-name="T53">vanuit </text:span><text:span text:style-name="T54">de </text:span><text:span text:style-name="T53">huidige browser</text:span><text:span text:style-name="T51">, en controleer de werking</text:span><text:span text:style-name="T166">.</text:span></text:p>
            <text:p text:style-name="P28"><text:span text:style-name="T152">Als importeren niet lukt, alles exporteren </text:span><text:span text:style-name="T153">op alle mogelijke manieren </text:span><text:span text:style-name="T152">vanuit </text:span><text:span text:style-name="T154">de </text:span><text:span text:style-name="T152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14" draw:name="Vorm7" draw:style-name="gr1" draw:text-style-name="P71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4"><text:span text:style-name="T166">Installeer en start Mozilla Thunderbird, importeer </text:span><text:span text:style-name="Emphasis"><text:span text:style-name="T173">per gebruiker</text:span></text:span><text:span text:style-name="T167"> </text:span><text:span text:style-name="T168">vanuit </text:span><text:span text:style-name="T169">het </text:span><text:span text:style-name="T168">huidig e-mailprogramma </text:span><text:span text:style-name="T170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15" draw:name="Vorm8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9"><draw:control text:anchor-type="as-char" draw:z-index="116" draw:name="Vorm9" draw:style-name="gr1" draw:text-style-name="P71" svg:width="0.35cm" svg:height="0.35cm" draw:control="control117"/></text:span></text:span><text:span text:style-name="Strong_20_Emphasis"><text:span text:style-name="T4"><text:s/></text:span></text:span><text:span text:style-name="Strong_20_Emphasis"><text:span text:style-name="T49"><draw:control text:anchor-type="as-char" draw:z-index="117" draw:name="Vorm10" draw:style-name="gr1" draw:text-style-name="P71" svg:width="0.35cm" svg:height="0.35cm" draw:control="control118"/></text:span></text:span><text:span text:style-name="Strong_20_Emphasis"><text:span text:style-name="T4"><text:s/></text:span></text:span><text:span text:style-name="Strong_20_Emphasis"><text:span text:style-name="T49"><draw:control text:anchor-type="as-char" draw:z-index="118" draw:name="Vorm11" draw:style-name="gr1" draw:text-style-name="P71" svg:width="0.35cm" svg:height="0.35cm" draw:control="control119"/></text:span></text:span><text:span text:style-name="Strong_20_Emphasis"><text:span text:style-name="T4"><text:s/></text:span></text:span><text:span text:style-name="Strong_20_Emphasis"><text:span text:style-name="T49"><draw:control text:anchor-type="as-char" draw:z-index="139" draw:name="Vorm12" draw:style-name="gr1" draw:text-style-name="P71" svg:width="0.35cm" svg:height="0.35cm" draw:control="control140"/></text:span></text:span><text:span text:style-name="Strong_20_Emphasis"><text:span text:style-name="T49"><text:tab/></text:span></text:span><text:span text:style-name="T170">accountinstellingen</text:span><text:span text:style-name="T166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19" draw:name="Vorm13" draw:style-name="gr1" draw:text-style-name="P71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80"><text:s/></text:span></text:span><text:span text:style-name="Strong_20_Emphasis"><text:span text:style-name="T181"><draw:control text:anchor-type="as-char" draw:z-index="135" draw:name="Vorm14" draw:style-name="gr1" draw:text-style-name="P71" svg:width="0.35cm" svg:height="0.35cm" draw:control="control136"/></text:span></text:span><text:span text:style-name="Strong_20_Emphasis"><text:span text:style-name="T180"><text:s/></text:span></text:span><text:span text:style-name="Strong_20_Emphasis"><text:span text:style-name="T181"><draw:control text:anchor-type="as-char" draw:z-index="136" draw:name="Vorm15" draw:style-name="gr1" draw:text-style-name="P71" svg:width="0.35cm" svg:height="0.35cm" draw:control="control137"/></text:span></text:span><text:span text:style-name="Strong_20_Emphasis"><text:span text:style-name="T180"><text:s/></text:span></text:span><text:span text:style-name="Strong_20_Emphasis"><text:span text:style-name="T181"><draw:control text:anchor-type="as-char" draw:z-index="137" draw:name="Vorm16" draw:style-name="gr1" draw:text-style-name="P71" svg:width="0.35cm" svg:height="0.35cm" draw:control="control138"/></text:span></text:span><text:span text:style-name="Strong_20_Emphasis"><text:span text:style-name="T180"><text:s/></text:span></text:span><text:span text:style-name="Strong_20_Emphasis"><text:span text:style-name="T181"><draw:control text:anchor-type="as-char" draw:z-index="138" draw:name="Vorm17" draw:style-name="gr1" draw:text-style-name="P71" svg:width="0.35cm" svg:height="0.35cm" draw:control="control139"/></text:span></text:span><text:span text:style-name="Strong_20_Emphasis"><text:span text:style-name="T181"><text:tab/></text:span></text:span><text:span text:style-name="T197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20" draw:name="Vorm18" draw:style-name="gr1" draw:text-style-name="P71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80"><text:s/></text:span></text:span><text:span text:style-name="Strong_20_Emphasis"><text:span text:style-name="T181"><draw:control text:anchor-type="as-char" draw:z-index="131" draw:name="Vorm19" draw:style-name="gr1" draw:text-style-name="P71" svg:width="0.35cm" svg:height="0.35cm" draw:control="control132"/></text:span></text:span><text:span text:style-name="Strong_20_Emphasis"><text:span text:style-name="T180"><text:s/></text:span></text:span><text:span text:style-name="Strong_20_Emphasis"><text:span text:style-name="T181"><draw:control text:anchor-type="as-char" draw:z-index="132" draw:name="Vorm20" draw:style-name="gr1" draw:text-style-name="P71" svg:width="0.35cm" svg:height="0.35cm" draw:control="control133"/></text:span></text:span><text:span text:style-name="Strong_20_Emphasis"><text:span text:style-name="T180"><text:s/></text:span></text:span><text:span text:style-name="Strong_20_Emphasis"><text:span text:style-name="T181"><draw:control text:anchor-type="as-char" draw:z-index="133" draw:name="Vorm21" draw:style-name="gr1" draw:text-style-name="P71" svg:width="0.35cm" svg:height="0.35cm" draw:control="control134"/></text:span></text:span><text:span text:style-name="Strong_20_Emphasis"><text:span text:style-name="T180"><text:s/></text:span></text:span><text:span text:style-name="Strong_20_Emphasis"><text:span text:style-name="T181"><draw:control text:anchor-type="as-char" draw:z-index="134" draw:name="Vorm22" draw:style-name="gr1" draw:text-style-name="P71" svg:width="0.35cm" svg:height="0.35cm" draw:control="control135"/></text:span></text:span><text:span text:style-name="Strong_20_Emphasis"><text:span text:style-name="T181"><text:tab/></text:span></text:span><text:span text:style-name="T197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21" draw:name="Vorm23" draw:style-name="gr1" draw:text-style-name="P71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9"><draw:control text:anchor-type="as-char" draw:z-index="127" draw:name="Vorm24" draw:style-name="gr1" draw:text-style-name="P71" svg:width="0.35cm" svg:height="0.35cm" draw:control="control128"/></text:span></text:span><text:span text:style-name="Strong_20_Emphasis"><text:span text:style-name="T4"><text:s/></text:span></text:span><text:span text:style-name="Strong_20_Emphasis"><text:span text:style-name="T49"><draw:control text:anchor-type="as-char" draw:z-index="128" draw:name="Vorm25" draw:style-name="gr1" draw:text-style-name="P71" svg:width="0.35cm" svg:height="0.35cm" draw:control="control129"/></text:span></text:span><text:span text:style-name="Strong_20_Emphasis"><text:span text:style-name="T4"><text:s/></text:span></text:span><text:span text:style-name="Strong_20_Emphasis"><text:span text:style-name="T49"><draw:control text:anchor-type="as-char" draw:z-index="129" draw:name="Vorm26" draw:style-name="gr1" draw:text-style-name="P71" svg:width="0.35cm" svg:height="0.35cm" draw:control="control130"/></text:span></text:span><text:span text:style-name="Strong_20_Emphasis"><text:span text:style-name="T4"><text:s/></text:span></text:span><text:span text:style-name="Strong_20_Emphasis"><text:span text:style-name="T49"><draw:control text:anchor-type="as-char" draw:z-index="130" draw:name="Vorm27" draw:style-name="gr1" draw:text-style-name="P71" svg:width="0.35cm" svg:height="0.35cm" draw:control="control131"/></text:span></text:span><text:span text:style-name="Strong_20_Emphasis"><text:span text:style-name="T49"><text:tab/></text:span></text:span><text:span text:style-name="T171">agenda, </text:span><text:span text:style-name="T166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22" draw:name="Vorm28" draw:style-name="gr1" draw:text-style-name="P71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9"><draw:control text:anchor-type="as-char" draw:z-index="123" draw:name="Vorm29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49"><draw:control text:anchor-type="as-char" draw:z-index="124" draw:name="Vorm30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49"><draw:control text:anchor-type="as-char" draw:z-index="125" draw:name="Vorm31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49"><draw:control text:anchor-type="as-char" draw:z-index="126" draw:name="Vorm32" draw:style-name="gr1" draw:text-style-name="P71" svg:width="0.35cm" svg:height="0.35cm" draw:control="control127"/></text:span></text:span><text:span text:style-name="Strong_20_Emphasis"><text:span text:style-name="T49"><text:tab/></text:span></text:span><text:span text:style-name="T166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49">Als importeren niet lukt, alles exporteren op alle mogelijke manieren vanuit het huidig e-mailprogramma om later de gegevens alsnog te kunnen importeren.</text:p>
          </table:table-cell>
        </table:table-row>
      </table:table>
      <text:p text:style-name="P23"/>
      <text:list xml:id="list191153623463108" text:continue-list="list140110772" text:style-name="L1">
        <text:list-item text:start-value="1">
          <text:p text:style-name="P64"><text:span text:style-name="Strong_20_Emphasis"><text:span text:style-name="T65">Overstap</text:span></text:span><text:span text:style-name="Strong_20_Emphasis"><text:span text:style-name="T61"> voorbereiden</text:span></text:span><text:span text:style-name="Strong_20_Emphasis"><text:span text:style-name="T91"> (</text:span></text:span><text:span text:style-name="Strong_20_Emphasis"><text:span text:style-name="T93">op</text:span></text:span><text:span text:style-name="Strong_20_Emphasis"><text:span text:style-name="T91"> Windows) - </text:span></text:span><text:span text:style-name="Strong_20_Emphasis"><text:span text:style-name="T92">vervolg</text:span></text:span></text:p>
        </text:list-item>
      </text:list>
      <text:p text:style-name="P34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7"><text:span text:style-name="Strong_20_Emphasis"><text:span text:style-name="T4"><text:s/></text:span></text:span><text:span text:style-name="Strong_20_Emphasis"><text:span text:style-name="T49"><draw:control text:anchor-type="as-char" draw:z-index="140" draw:name="Vorm33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7">Z</text:span></text:span><text:span text:style-name="Strong_20_Emphasis"><text:span text:style-name="T8">et een eventuele virusscanner uit </text:span></text:span><text:span text:style-name="Strong_20_Emphasis"><text:span text:style-name="T9">o</text:span></text:span><text:span text:style-name="Strong_20_Emphasis"><text:span text:style-name="T10">f start </text:span></text:span><text:span text:style-name="Strong_20_Emphasis"><text:span text:style-name="T18">Ubuntu</text:span></text:span><text:span text:style-name="Strong_20_Emphasis"><text:span text:style-name="T10"> Live vanaf USB-stick of DVD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9"><draw:control text:anchor-type="as-char" draw:z-index="142" draw:name="Vorm34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1">M</text:span></text:span><text:span text:style-name="Strong_20_Emphasis"><text:span text:style-name="T22">aak een Windows </text:span></text:span><text:span text:style-name="Strong_20_Emphasis"><text:span text:style-name="T23">back-up</text:span></text:span><text:span text:style-name="Strong_20_Emphasis"><text:span text:style-name="T22"> via kopiëren naar een externe harddisk</text:span></text:span><text:span text:style-name="Strong_20_Emphasis"><text:span text:style-name="T5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9"><draw:control text:anchor-type="as-char" draw:z-index="143" draw:name="Vorm35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ijn documenten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9"><draw:control text:anchor-type="as-char" draw:z-index="144" draw:name="Vorm36" draw:style-name="gr1" draw:text-style-name="P71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9"><draw:control text:anchor-type="as-char" draw:z-index="145" draw:name="Vorm37" draw:style-name="gr1" draw:text-style-name="P71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Bureaubladachtergrond</text:span></text:span><text:span text:style-name="Strong_20_Emphasis"><text:span text:style-name="T26">en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9"><draw:control text:anchor-type="as-char" draw:z-index="146" draw:name="Vorm38" draw:style-name="gr1" draw:text-style-name="P71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9"><draw:control text:anchor-type="as-char" draw:z-index="149" draw:name="Vorm39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49"><draw:control text:anchor-type="as-char" draw:z-index="150" draw:name="Vorm40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49"><draw:control text:anchor-type="as-char" draw:z-index="151" draw:name="Vorm41" draw:style-name="gr1" draw:text-style-name="P71" svg:width="0.35cm" svg:height="0.35cm" draw:control="control152"/></text:span></text:span><text:span text:style-name="Strong_20_Emphasis"><text:span text:style-name="T4"><text:s/></text:span></text:span><text:span text:style-name="Strong_20_Emphasis"><text:span text:style-name="T49"><draw:control text:anchor-type="as-char" draw:z-index="152" draw:name="Vorm42" draw:style-name="gr1" draw:text-style-name="P71" svg:width="0.35cm" svg:height="0.35cm" draw:control="control153"/></text:span></text:span><text:span text:style-name="Strong_20_Emphasis"><text:span text:style-name="T49"><text:tab/></text:span></text:span><text:span text:style-name="Strong_20_Emphasis"><text:span text:style-name="T24">De aangemaakte </text:span></text:span><text:span text:style-name="Strong_20_Emphasis"><text:span text:style-name="T12">GC</text:span></text:span><text:span text:style-name="Strong_20_Emphasis"><text:span text:style-name="T24"> bestanden<text:line-break/><text:tab/><text:tab/><text:tab/><text:tab/></text:span></text:span><text:span text:style-name="Strong_20_Emphasis"><text:span text:style-name="T27">&lt;= </text:span></text:span><text:span text:style-name="Emphasis"><text:span text:style-name="T77">XP<text:tab/></text:span></text:span><text:span text:style-name="Emphasis"><text:span text:style-name="T78">:<text:tab/></text:span></text:span><text:span text:style-name="Emphasis"><text:span text:style-name="T24">C:\Documents and Settings\</text:span></text:span><text:span text:style-name="Definition"><text:span text:style-name="T182">&lt;</text:span></text:span><text:span text:style-name="Definition"><text:span text:style-name="T183">Gebruikersnaam</text:span></text:span><text:span text:style-name="Definition"><text:span text:style-name="T182">&gt;</text:span></text:span><text:span text:style-name="Strong_20_Emphasis"><text:span text:style-name="T24">\Application Data\</text:span></text:span><text:span text:style-name="Strong_20_Emphasis"><text:span text:style-name="T12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88">W7</text:span></text:span><text:span text:style-name="Strong_20_Emphasis"><text:span text:style-name="T89"><text:tab/></text:span></text:span><text:span text:style-name="Emphasis"><text:span text:style-name="T90">:</text:span></text:span><text:span text:style-name="Emphasis"><text:span text:style-name="T78"><text:tab/></text:span></text:span><text:span text:style-name="Emphasis"><text:span text:style-name="T24">C:\Users\</text:span></text:span><text:span text:style-name="Definition"><text:span text:style-name="T182">&lt;</text:span></text:span><text:span text:style-name="Definition"><text:span text:style-name="T183">Gebruikersnaam</text:span></text:span><text:span text:style-name="Definition"><text:span text:style-name="T182">&gt;</text:span></text:span><text:span text:style-name="Strong_20_Emphasis"><text:span text:style-name="T28">\</text:span></text:span><text:span text:style-name="Strong_20_Emphasis"><text:span text:style-name="T24">AppData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9"><draw:control text:anchor-type="as-char" draw:z-index="147" draw:name="Vorm43" draw:style-name="gr1" draw:text-style-name="P71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9"><draw:control text:anchor-type="as-char" draw:z-index="153" draw:name="Vorm44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49"><draw:control text:anchor-type="as-char" draw:z-index="154" draw:name="Vorm45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49"><draw:control text:anchor-type="as-char" draw:z-index="155" draw:name="Vorm46" draw:style-name="gr1" draw:text-style-name="P71" svg:width="0.35cm" svg:height="0.35cm" draw:control="control156"/></text:span></text:span><text:span text:style-name="Strong_20_Emphasis"><text:span text:style-name="T4"><text:s/></text:span></text:span><text:span text:style-name="Strong_20_Emphasis"><text:span text:style-name="T49"><draw:control text:anchor-type="as-char" draw:z-index="156" draw:name="Vorm47" draw:style-name="gr1" draw:text-style-name="P71" svg:width="0.35cm" svg:height="0.35cm" draw:control="control157"/></text:span></text:span><text:span text:style-name="Strong_20_Emphasis"><text:span text:style-name="T49"><text:tab/></text:span></text:span><text:span text:style-name="Strong_20_Emphasis"><text:span text:style-name="T24">De aangemaakte FF bestanden<text:line-break/><text:tab/><text:tab/><text:tab/><text:tab/></text:span></text:span><text:span text:style-name="Strong_20_Emphasis"><text:span text:style-name="T27">&lt;= </text:span></text:span><text:span text:style-name="Emphasis"><text:span text:style-name="T77">XP<text:tab/></text:span></text:span><text:span text:style-name="Emphasis"><text:span text:style-name="T78">:<text:tab/></text:span></text:span><text:span text:style-name="Emphasis"><text:span text:style-name="T24">C:\Documents and Settings\</text:span></text:span><text:span text:style-name="Definition"><text:span text:style-name="T182">&lt;</text:span></text:span><text:span text:style-name="Definition"><text:span text:style-name="T183">Gebruikersnaam</text:span></text:span><text:span text:style-name="Definition"><text:span text:style-name="T182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88">W7<text:tab/></text:span></text:span><text:span text:style-name="Emphasis"><text:span text:style-name="T90">:</text:span></text:span><text:span text:style-name="Emphasis"><text:span text:style-name="T78"><text:tab/></text:span></text:span><text:span text:style-name="Emphasis"><text:span text:style-name="T24">C:\Users\</text:span></text:span><text:span text:style-name="Definition"><text:span text:style-name="T182">&lt;</text:span></text:span><text:span text:style-name="Definition"><text:span text:style-name="T183">Gebruikersnaam</text:span></text:span><text:span text:style-name="Definition"><text:span text:style-name="T182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9"><draw:control text:anchor-type="as-char" draw:z-index="148" draw:name="Vorm48" draw:style-name="gr1" draw:text-style-name="P71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9"><draw:control text:anchor-type="as-char" draw:z-index="157" draw:name="Vorm49" draw:style-name="gr1" draw:text-style-name="P71" svg:width="0.35cm" svg:height="0.35cm" draw:control="control158"/></text:span></text:span><text:span text:style-name="Strong_20_Emphasis"><text:span text:style-name="T4"><text:s/></text:span></text:span><text:span text:style-name="Strong_20_Emphasis"><text:span text:style-name="T49"><draw:control text:anchor-type="as-char" draw:z-index="158" draw:name="Vorm50" draw:style-name="gr1" draw:text-style-name="P71" svg:width="0.35cm" svg:height="0.35cm" draw:control="control159"/></text:span></text:span><text:span text:style-name="Strong_20_Emphasis"><text:span text:style-name="T4"><text:s/></text:span></text:span><text:span text:style-name="Strong_20_Emphasis"><text:span text:style-name="T49"><draw:control text:anchor-type="as-char" draw:z-index="159" draw:name="Vorm51" draw:style-name="gr1" draw:text-style-name="P71" svg:width="0.35cm" svg:height="0.35cm" draw:control="control160"/></text:span></text:span><text:span text:style-name="Strong_20_Emphasis"><text:span text:style-name="T4"><text:s/></text:span></text:span><text:span text:style-name="Strong_20_Emphasis"><text:span text:style-name="T49"><draw:control text:anchor-type="as-char" draw:z-index="160" draw:name="Vorm52" draw:style-name="gr1" draw:text-style-name="P71" svg:width="0.35cm" svg:height="0.35cm" draw:control="control161"/></text:span></text:span><text:span text:style-name="Strong_20_Emphasis"><text:span text:style-name="T49"><text:tab/></text:span></text:span><text:span text:style-name="Strong_20_Emphasis"><text:span text:style-name="T24">De aangemaakte TB bestanden<text:line-break/><text:tab/><text:tab/><text:tab/><text:tab/></text:span></text:span><text:span text:style-name="Strong_20_Emphasis"><text:span text:style-name="T27">&lt;= </text:span></text:span><text:span text:style-name="Emphasis"><text:span text:style-name="T77">XP<text:tab/></text:span></text:span><text:span text:style-name="Emphasis"><text:span text:style-name="T78">:<text:tab/></text:span></text:span><text:span text:style-name="Emphasis"><text:span text:style-name="T28">C:\Documents and Settings\</text:span></text:span><text:span text:style-name="Definition"><text:span text:style-name="T184">&lt;</text:span></text:span><text:span text:style-name="Definition"><text:span text:style-name="T183">Gebruikersnaam</text:span></text:span><text:span text:style-name="Definition"><text:span text:style-name="T184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88">W7<text:tab/></text:span></text:span><text:span text:style-name="Emphasis"><text:span text:style-name="T90">:</text:span></text:span><text:span text:style-name="Emphasis"><text:span text:style-name="T78"><text:tab/></text:span></text:span><text:span text:style-name="Emphasis"><text:span text:style-name="T24">C:\Users\</text:span></text:span><text:span text:style-name="Definition"><text:span text:style-name="T182">&lt;</text:span></text:span><text:span text:style-name="Definition"><text:span text:style-name="T183">Gebruikersnaam</text:span></text:span><text:span text:style-name="Definition"><text:span text:style-name="T182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25"/>
      <text:p text:style-name="P35"/>
      <text:list xml:id="list191154204663691" text:continue-numbering="true" text:style-name="L1">
        <text:list-item>
          <text:p text:style-name="P63"><text:span text:style-name="Strong_20_Emphasis"><text:span text:style-name="T99">Ubuntu </text:span></text:span><text:span text:style-name="Strong_20_Emphasis"><text:span text:style-name="T100">of Debian GNU/</text:span></text:span><text:span text:style-name="Strong_20_Emphasis"><text:span text:style-name="T97">Linux </text:span></text:span><text:span text:style-name="Strong_20_Emphasis"><text:span text:style-name="T98">installeren</text:span></text:span><text:span text:style-name="Strong_20_Emphasis"><text:span text:style-name="T29"> </text:span></text:span><text:span text:style-name="Emphasis"><text:span text:style-name="T79">overweeg dual-boot</text:span></text:span></text:p>
        </text:list-item>
      </text:list>
      <text:p text:style-name="P36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8"><text:span text:style-name="Strong_20_Emphasis"><text:span text:style-name="T4"><text:s/></text:span></text:span><text:span text:style-name="Strong_20_Emphasis"><text:span text:style-name="T49"><draw:control text:anchor-type="as-char" draw:z-index="141" draw:name="Vorm53" draw:style-name="gr1" draw:text-style-name="P71" svg:width="0.35cm" svg:height="0.35cm" draw:control="control142"/></text:span></text:span></text:p>
          </table:table-cell>
          <table:table-cell table:style-name="_32_._5f_Ubuntu_5f_installeren.A1" office:value-type="string">
            <text:p text:style-name="P10"><text:span text:style-name="Strong_20_Emphasis"><text:span text:style-name="T11">Installeer </text:span></text:span><text:span text:style-name="Strong_20_Emphasis"><text:span text:style-name="T56">Ubuntu </text:span></text:span><text:span text:style-name="Strong_20_Emphasis"><text:span text:style-name="T57">of Debian GNU/</text:span></text:span><text:span text:style-name="Strong_20_Emphasis"><text:span text:style-name="T19">Linux </text:span></text:span><text:span text:style-name="Strong_20_Emphasis"><text:span text:style-name="T11">Linux volgens de </text:span></text:span><text:span text:style-name="Strong_20_Emphasis"><text:span text:style-name="T62">Checklist</text:span></text:span><text:span text:style-name="Strong_20_Emphasis"><text:span text:style-name="T63"> i</text:span></text:span><text:span text:style-name="Strong_20_Emphasis"><text:span text:style-name="T64">nstallatie</text:span></text:span><text:span text:style-name="Strong_20_Emphasis"><text:span text:style-name="T13">, </text:span></text:span><text:span text:style-name="Emphasis"><text:span text:style-name="T86">met uitzondering van back-up terugzetten</text:span></text:span><text:span text:style-name="Strong_20_Emphasis"><text:span text:style-name="T14">.</text:span></text:span><text:span text:style-name="Strong_20_Emphasis"><text:span text:style-name="T11">.</text:span></text:span></text:p>
          </table:table-cell>
        </table:table-row>
      </table:table>
      <text:p text:style-name="P19"><text:span text:style-name="Strong_20_Emphasis"><text:span text:style-name="T185"><text:tab/></text:span></text:span></text:p>
      <text:list xml:id="list191154672283663" text:continue-numbering="true" text:style-name="L1">
        <text:list-item>
          <text:p text:style-name="P62"><text:span text:style-name="Strong_20_Emphasis"><text:span text:style-name="T65">Overstap</text:span></text:span><text:span text:style-name="Strong_20_Emphasis"><text:span text:style-name="T58"> uitvoeren</text:span></text:span><text:span text:style-name="Strong_20_Emphasis"><text:span text:style-name="T20"> </text:span></text:span><text:span text:style-name="Strong_20_Emphasis"><text:span text:style-name="T87">(</text:span></text:span><text:span text:style-name="Strong_20_Emphasis"><text:span text:style-name="T93">op</text:span></text:span><text:span text:style-name="Strong_20_Emphasis"><text:span text:style-name="T87"> </text:span></text:span><text:span text:style-name="Strong_20_Emphasis"><text:span text:style-name="T95">Ubuntu </text:span></text:span><text:span text:style-name="Strong_20_Emphasis"><text:span text:style-name="T96">of Debian GNU/</text:span></text:span><text:span text:style-name="Strong_20_Emphasis"><text:span text:style-name="T94">Linux</text:span></text:span><text:span text:style-name="Strong_20_Emphasis"><text:span text:style-name="T87">)</text:span></text:span><text:span text:style-name="Strong_20_Emphasis"><text:span text:style-name="T20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87"/></text:span></text:p>
        </text:list-item>
      </text:list>
      <text:p text:style-name="P20"><text:span text:style-name="Strong_20_Emphasis"><text:span text:style-name="T185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85"><text:tab/></text:span></text:span><text:span text:style-name="Strong_20_Emphasis"><text:span text:style-name="T185"><draw:control text:anchor-type="as-char" draw:z-index="12" draw:name="Vorm55" draw:style-name="gr1" draw:text-style-name="P71" svg:width="0.35cm" svg:height="0.35cm" draw:control="control13"/></text:span></text:span><text:span text:style-name="Strong_20_Emphasis"><text:span text:style-name="T185"><text:tab/></text:span></text:span><text:span text:style-name="Strong_20_Emphasis"><text:span text:style-name="T185"><draw:control text:anchor-type="as-char" draw:z-index="13" draw:name="Vorm56" draw:style-name="gr1" draw:text-style-name="P71" svg:width="0.35cm" svg:height="0.35cm" draw:control="control14"/></text:span></text:span><text:span text:style-name="Strong_20_Emphasis"><text:span text:style-name="T185"><text:tab/></text:span></text:span><text:span text:style-name="Strong_20_Emphasis"><text:span text:style-name="T185"><draw:control text:anchor-type="as-char" draw:z-index="14" draw:name="Vorm57" draw:style-name="gr1" draw:text-style-name="P71" svg:width="0.35cm" svg:height="0.35cm" draw:control="control15"/></text:span></text:span><text:span text:style-name="Strong_20_Emphasis"><text:span text:style-name="T185"><text:tab/></text:span></text:span><text:span text:style-name="Strong_20_Emphasis"><text:span text:style-name="T188">Zorg dat er geen </text:span></text:span><text:span text:style-name="Strong_20_Emphasis"><text:span text:style-name="T186">Internet-verbinding </text:span></text:span><text:span text:style-name="Strong_20_Emphasis"><text:span text:style-name="T188">is, zodat er geen nieuwe </text:span></text:span><text:span text:style-name="Strong_20_Emphasis"><text:span text:style-name="T189">e-</text:span></text:span><text:span text:style-name="Strong_20_Emphasis"><text:span text:style-name="T188">mails </text:span></text:span><text:span text:style-name="Strong_20_Emphasis"><text:span text:style-name="T190">kunnen </text:span></text:span><text:span text:style-name="Strong_20_Emphasis"><text:span text:style-name="T189">binnen</text:span></text:span><text:span text:style-name="Strong_20_Emphasis"><text:span text:style-name="T188">komen.</text:span></text:span></text:p>
      <text:p text:style-name="P14"><text:span text:style-name="Strong_20_Emphasis"><text:span text:style-name="T50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5" draw:name="Vorm59" draw:style-name="gr1" draw:text-style-name="P71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60" draw:style-name="gr1" draw:text-style-name="P71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1" draw:style-name="gr1" draw:text-style-name="P71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20">Koppel de externe harddisk aan.</text:span></text:span></text:p>
      <text:p text:style-name="P14"><text:span text:style-name="Strong_20_Emphasis"><text:span text:style-name="T50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3" draw:style-name="gr1" draw:text-style-name="P71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4" draw:style-name="gr1" draw:text-style-name="P71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5" draw:style-name="gr1" draw:text-style-name="P71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20">Kopieer </text:span></text:span><text:span text:style-name="Strong_20_Emphasis"><text:span text:style-name="T30">Mijn documenten, </text:span></text:span><text:span text:style-name="Strong_20_Emphasis"><text:span text:style-name="T25">etc</text:span></text:span><text:span text:style-name="Strong_20_Emphasis"><text:span text:style-name="T20">.</text:span></text:span></text:p>
      <text:p text:style-name="P14"><text:span text:style-name="Strong_20_Emphasis"><text:span text:style-name="T50"><draw:control text:anchor-type="as-char" draw:z-index="3" draw:name="Vorm66" draw:style-name="gr1" draw:text-style-name="P71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7" draw:style-name="gr1" draw:text-style-name="P71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68" draw:style-name="gr1" draw:text-style-name="P71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69" draw:style-name="gr1" draw:text-style-name="P71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31">Kopieer </text:span></text:span><text:span text:style-name="Strong_20_Emphasis"><text:span text:style-name="T32">Belastingdienst naar ~/belastingdienst.nl.</text:span></text:span></text:p>
      <text:p text:style-name="P14"><text:span text:style-name="Strong_20_Emphasis"><text:span text:style-name="T50"><draw:control text:anchor-type="as-char" draw:z-index="4" draw:name="Vorm70" draw:style-name="gr1" draw:text-style-name="P71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1" draw:style-name="gr1" draw:text-style-name="P71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2" draw:style-name="gr1" draw:text-style-name="P71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3" draw:style-name="gr1" draw:text-style-name="P71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31">Kopieer </text:span></text:span><text:span text:style-name="Strong_20_Emphasis"><text:span text:style-name="T24">Bureaubladachtergrond </text:span></text:span><text:span text:style-name="Strong_20_Emphasis"><text:span text:style-name="T33">naar ~/Afbeeldingen.</text:span></text:span></text:p>
      <text:p text:style-name="P14"><text:span text:style-name="Strong_20_Emphasis"><text:span text:style-name="T50"><draw:control text:anchor-type="as-char" draw:z-index="5" draw:name="Vorm74" draw:style-name="gr1" draw:text-style-name="P71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5" draw:style-name="gr1" draw:text-style-name="P71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6" draw:style-name="gr1" draw:text-style-name="P71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77" draw:style-name="gr1" draw:text-style-name="P71" svg:width="0.35cm" svg:height="0.35cm" draw:control="control30"/></text:span></text:span><text:span text:style-name="Strong_20_Emphasis"><text:span text:style-name="T50"><text:tab/></text:span></text:span><text:span text:style-name="Strong_20_Emphasis"><text:span text:style-name="T20">Kopieer de </text:span></text:span><text:span text:style-name="Strong_20_Emphasis"><text:span text:style-name="T15">Chrome </text:span></text:span><text:span text:style-name="Strong_20_Emphasis"><text:span text:style-name="T20">data </text:span></text:span><text:span text:style-name="Strong_20_Emphasis"><text:span text:style-name="T31">naar ~/.</text:span></text:span><text:span text:style-name="Strong_20_Emphasis"><text:span text:style-name="T15">chrome</text:span></text:span><text:span text:style-name="Strong_20_Emphasis"><text:span text:style-name="T34">, </text:span></text:span><text:span text:style-name="Strong_20_Emphasis"><text:span text:style-name="T25">of in </text:span></text:span><text:span text:style-name="Strong_20_Emphasis"><text:span text:style-name="T31">~/.</text:span></text:span><text:span text:style-name="Strong_20_Emphasis"><text:span text:style-name="T16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6" draw:name="Vorm78" draw:style-name="gr1" draw:text-style-name="P71" svg:width="0.35cm" svg:height="0.35cm" draw:control="control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79" draw:style-name="gr1" draw:text-style-name="P71" svg:width="0.35cm" svg:height="0.35cm" draw:control="control3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1" draw:name="Vorm80" draw:style-name="gr1" draw:text-style-name="P71" svg:width="0.35cm" svg:height="0.35cm" draw:control="control3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2" draw:name="Vorm81" draw:style-name="gr1" draw:text-style-name="P71" svg:width="0.35cm" svg:height="0.35cm" draw:control="control33"/></text:span></text:span><text:span text:style-name="Strong_20_Emphasis"><text:span text:style-name="T50"><text:tab/></text:span></text:span><text:span text:style-name="Strong_20_Emphasis"><text:span text:style-name="T20">Kopieer de Firefox data </text:span></text:span><text:span text:style-name="Strong_20_Emphasis"><text:span text:style-name="T31">naar ~/.mozilla </text:span></text:span><text:span text:style-name="Strong_20_Emphasis"><text:span text:style-name="T34">(let op Firefox </text:span></text:span><text:span text:style-name="Strong_20_Emphasis"><text:span text:style-name="T35"><text:s/>→ </text:span></text:span><text:span text:style-name="Strong_20_Emphasis"><text:span text:style-name="T36">firefox</text:span></text:span><text:span text:style-name="Strong_20_Emphasis"><text:span text:style-name="T34">), </text:span></text:span><text:span text:style-name="Strong_20_Emphasis"><text:span text:style-name="T25">of in </text:span></text:span><text:span text:style-name="Strong_20_Emphasis"><text:span text:style-name="T31">~/.mozilla.</text:span></text:span></text:p>
      <text:p text:style-name="P20"><text:span text:style-name="Strong_20_Emphasis"><text:span text:style-name="T185"><draw:control text:anchor-type="as-char" draw:z-index="7" draw:name="Vorm82" draw:style-name="gr1" draw:text-style-name="P71" svg:width="0.35cm" svg:height="0.35cm" draw:control="control8"/></text:span></text:span><text:span text:style-name="Strong_20_Emphasis"><text:span text:style-name="T185"><text:tab/></text:span></text:span><text:span text:style-name="Strong_20_Emphasis"><text:span text:style-name="T185"><draw:control text:anchor-type="as-char" draw:z-index="33" draw:name="Vorm83" draw:style-name="gr1" draw:text-style-name="P71" svg:width="0.35cm" svg:height="0.35cm" draw:control="control34"/></text:span></text:span><text:span text:style-name="Strong_20_Emphasis"><text:span text:style-name="T185"><text:tab/></text:span></text:span><text:span text:style-name="Strong_20_Emphasis"><text:span text:style-name="T185"><draw:control text:anchor-type="as-char" draw:z-index="34" draw:name="Vorm84" draw:style-name="gr1" draw:text-style-name="P71" svg:width="0.35cm" svg:height="0.35cm" draw:control="control35"/></text:span></text:span><text:span text:style-name="Strong_20_Emphasis"><text:span text:style-name="T185"><text:tab/></text:span></text:span><text:span text:style-name="Strong_20_Emphasis"><text:span text:style-name="T185"><draw:control text:anchor-type="as-char" draw:z-index="35" draw:name="Vorm85" draw:style-name="gr1" draw:text-style-name="P71" svg:width="0.35cm" svg:height="0.35cm" draw:control="control36"/></text:span></text:span><text:span text:style-name="Strong_20_Emphasis"><text:span text:style-name="T185"><text:tab/></text:span></text:span><text:span text:style-name="Strong_20_Emphasis"><text:span text:style-name="T186">Start Firefox en controleer de werking.</text:span></text:span></text:p>
      <text:p text:style-name="P20"><text:span text:style-name="Strong_20_Emphasis"><text:span text:style-name="T185"><draw:control text:anchor-type="as-char" draw:z-index="8" draw:name="Vorm86" draw:style-name="gr1" draw:text-style-name="P71" svg:width="0.35cm" svg:height="0.35cm" draw:control="control9"/></text:span></text:span><text:span text:style-name="Strong_20_Emphasis"><text:span text:style-name="T185"><text:tab/></text:span></text:span><text:span text:style-name="Strong_20_Emphasis"><text:span text:style-name="T185"><draw:control text:anchor-type="as-char" draw:z-index="36" draw:name="Vorm87" draw:style-name="gr1" draw:text-style-name="P71" svg:width="0.35cm" svg:height="0.35cm" draw:control="control37"/></text:span></text:span><text:span text:style-name="Strong_20_Emphasis"><text:span text:style-name="T185"><text:tab/></text:span></text:span><text:span text:style-name="Strong_20_Emphasis"><text:span text:style-name="T185"><draw:control text:anchor-type="as-char" draw:z-index="37" draw:name="Vorm88" draw:style-name="gr1" draw:text-style-name="P71" svg:width="0.35cm" svg:height="0.35cm" draw:control="control38"/></text:span></text:span><text:span text:style-name="Strong_20_Emphasis"><text:span text:style-name="T185"><text:tab/></text:span></text:span><text:span text:style-name="Strong_20_Emphasis"><text:span text:style-name="T185"><draw:control text:anchor-type="as-char" draw:z-index="38" draw:name="Vorm89" draw:style-name="gr1" draw:text-style-name="P71" svg:width="0.35cm" svg:height="0.35cm" draw:control="control39"/></text:span></text:span><text:span text:style-name="Strong_20_Emphasis"><text:span text:style-name="T185"><text:tab/></text:span></text:span><text:span text:style-name="Strong_20_Emphasis"><text:span text:style-name="T186">Kopieer de Thunderbird data </text:span></text:span><text:span text:style-name="Strong_20_Emphasis"><text:span text:style-name="T191">naar ~/.thunderbird, </text:span></text:span><text:span text:style-name="Strong_20_Emphasis"><text:span text:style-name="T192">of in </text:span></text:span><text:span text:style-name="Strong_20_Emphasis"><text:span text:style-name="T191">~/.thunderbird.</text:span></text:span></text:p>
      <text:p text:style-name="P14"><text:span text:style-name="Strong_20_Emphasis"><text:span text:style-name="T50"><draw:control text:anchor-type="as-char" draw:z-index="9" draw:name="Vorm90" draw:style-name="gr1" draw:text-style-name="P71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1" draw:style-name="gr1" draw:text-style-name="P71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2" draw:style-name="gr1" draw:text-style-name="P71" svg:width="0.35cm" svg:height="0.35cm" draw:control="control4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3" draw:style-name="gr1" draw:text-style-name="P71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20">Start Thunderbird en controleer de werking </text:span></text:span><text:span text:style-name="Strong_20_Emphasis"><text:span text:style-name="T37">(inc</text:span></text:span><text:span text:style-name="Strong_20_Emphasis"><text:span text:style-name="T38">l</text:span></text:span><text:span text:style-name="Strong_20_Emphasis"><text:span text:style-name="T39">usief </text:span></text:span><text:span text:style-name="Strong_20_Emphasis"><text:span text:style-name="T37"><text:s/></text:span></text:span><text:span text:style-name="Strong_20_Emphasis"><text:span text:style-name="T40">eventuele</text:span></text:span><text:span text:style-name="Strong_20_Emphasis"><text:span text:style-name="T37"> Agenda)</text:span></text:span><text:span text:style-name="Strong_20_Emphasis"><text:span text:style-name="T20">.</text:span></text:span></text:p>
      <text:p text:style-name="P14"><text:span text:style-name="Strong_20_Emphasis"><text:span text:style-name="T50"><draw:control text:anchor-type="as-char" draw:z-index="10" draw:name="Vorm94" draw:style-name="gr1" draw:text-style-name="P71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5" draw:style-name="gr1" draw:text-style-name="P71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6" draw:style-name="gr1" draw:text-style-name="P71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97" draw:style-name="gr1" draw:text-style-name="P71" svg:width="0.35cm" svg:height="0.35cm" draw:control="control45"/></text:span></text:span><text:span text:style-name="Strong_20_Emphasis"><text:span text:style-name="T50"><text:tab/></text:span></text:span><text:span text:style-name="Strong_20_Emphasis"><text:span text:style-name="T41">Verwijder overbodige Windows-bestanden via </text:span></text:span><text:span text:style-name="Strong_20_Emphasis"><text:span text:style-name="T59">Terminalvenster</text:span></text:span><text:span text:style-name="T59"> </text:span><text:span text:style-name="T60">en de volgende opdrachtregel:<text:line-break/></text:span></text:p>
      <text:list xml:id="list191153223281109" text:continue-numbering="true" text:style-name="L1">
        <text:list-header>
          <text:p text:style-name="P61"><text:span text:style-name="User_20_Entry"><text:span text:style-name="T134">f</text:span></text:span><text:span text:style-name="User_20_Entry"><text:span text:style-name="T135">ind </text:span></text:span><text:span text:style-name="User_20_Entry"><text:span text:style-name="T134">$HOME</text:span></text:span><text:span text:style-name="User_20_Entry"><text:span text:style-name="T135"> -</text:span></text:span><text:span text:style-name="User_20_Entry"><text:span text:style-name="T136">i</text:span></text:span><text:span text:style-name="User_20_Entry"><text:span text:style-name="T135">name </text:span></text:span><text:span text:style-name="User_20_Entry"><text:span text:style-name="T137">d</text:span></text:span><text:span text:style-name="User_20_Entry"><text:span text:style-name="T135">esktop.ini -</text:span></text:span><text:span text:style-name="User_20_Entry"><text:span text:style-name="T138">d</text:span></text:span><text:span text:style-name="User_20_Entry"><text:span text:style-name="T139">e</text:span></text:span><text:span text:style-name="User_20_Entry"><text:span text:style-name="T138">lete </text:span></text:span><text:span text:style-name="User_20_Entry"><text:span text:style-name="T140">-or </text:span></text:span><text:span text:style-name="User_20_Entry"><text:span text:style-name="T135">-</text:span></text:span><text:span text:style-name="User_20_Entry"><text:span text:style-name="T141">i</text:span></text:span><text:span text:style-name="User_20_Entry"><text:span text:style-name="T135">name </text:span></text:span><text:span text:style-name="User_20_Entry"><text:span text:style-name="T141">t</text:span></text:span><text:span text:style-name="User_20_Entry"><text:span text:style-name="T135">humbs.db -</text:span></text:span><text:span text:style-name="User_20_Entry"><text:span text:style-name="T138">delete -</text:span></text:span><text:span text:style-name="User_20_Entry"><text:span text:style-name="T140">or </text:span></text:span><text:span text:style-name="User_20_Entry"><text:span text:style-name="T135">-name '*.</text:span></text:span><text:span text:style-name="User_20_Entry"><text:span text:style-name="T142">lnk'</text:span></text:span><text:span text:style-name="User_20_Entry"><text:span text:style-name="T135"> -</text:span></text:span><text:span text:style-name="User_20_Entry"><text:span text:style-name="T138">delete -</text:span></text:span><text:span text:style-name="User_20_Entry"><text:span text:style-name="T143">or </text:span></text:span><text:span text:style-name="User_20_Entry"><text:span text:style-name="T135">-</text:span></text:span><text:span text:style-name="User_20_Entry"><text:span text:style-name="T136">i</text:span></text:span><text:span text:style-name="User_20_Entry"><text:span text:style-name="T135">name '*.</text:span></text:span><text:span text:style-name="User_20_Entry"><text:span text:style-name="T144">exe'</text:span></text:span><text:span text:style-name="User_20_Entry"><text:span text:style-name="T135"> -</text:span></text:span><text:span text:style-name="User_20_Entry"><text:span text:style-name="T138">delete</text:span></text:span><text:span text:style-name="User_20_Entry"><text:span text:style-name="T70"><text:line-break/></text:span></text:span></text:p>
        </text:list-header>
      </text:list>
      <text:p text:style-name="P15"><text:span text:style-name="Strong_20_Emphasis"><text:span text:style-name="T50"><draw:control text:anchor-type="as-char" draw:z-index="11" draw:name="Vorm98" draw:style-name="gr1" draw:text-style-name="P71" svg:width="0.35cm" svg:height="0.35cm" draw:control="control1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99" draw:style-name="gr1" draw:text-style-name="P71" svg:width="0.35cm" svg:height="0.35cm" draw:control="control4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6" draw:name="Vorm100" draw:style-name="gr1" draw:text-style-name="P71" svg:width="0.35cm" svg:height="0.35cm" draw:control="control4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7" draw:name="Vorm101" draw:style-name="gr1" draw:text-style-name="P71" svg:width="0.35cm" svg:height="0.35cm" draw:control="control48"/></text:span></text:span><text:span text:style-name="Strong_20_Emphasis"><text:span text:style-name="T50"><text:tab/></text:span></text:span><text:span text:style-name="Strong_20_Emphasis"><text:span text:style-name="T20">Maak verbinding met het Internet, zodat er </text:span></text:span><text:span text:style-name="Strong_20_Emphasis"><text:span text:style-name="T42">weer</text:span></text:span><text:span text:style-name="Strong_20_Emphasis"><text:span text:style-name="T20"> nieuwe </text:span></text:span><text:span text:style-name="Strong_20_Emphasis"><text:span text:style-name="T43">e-</text:span></text:span><text:span text:style-name="Strong_20_Emphasis"><text:span text:style-name="T20">mails</text:span></text:span><text:span text:style-name="Strong_20_Emphasis"><text:span text:style-name="T44"> </text:span></text:span><text:span text:style-name="Strong_20_Emphasis"><text:span text:style-name="T43">binnen</text:span></text:span><text:span text:style-name="Strong_20_Emphasis"><text:span text:style-name="T20"> </text:span></text:span><text:span text:style-name="Strong_20_Emphasis"><text:span text:style-name="T44">kunnen </text:span></text:span><text:span text:style-name="Strong_20_Emphasis"><text:span text:style-name="T20">komen.</text:span></text:span></text:p>
      <text:list xml:id="list2165290300" text:style-name="L2">
        <text:list-header>
          <text:p text:style-name="P68"><text:span text:style-name="Strong_20_Emphasis"><text:span text:style-name="T193"/></text:span></text:p>
          <text:p text:style-name="P69"><text:span text:style-name="Strong_20_Emphasis"><text:span text:style-name="T193"><text:line-break/></text:span></text:span><text:span text:style-name="Strong_20_Emphasis"><text:span text:style-name="T81">E</text:span></text:span><text:span text:style-name="Strong_20_Emphasis"><text:span text:style-name="T82">inde c</text:span></text:span><text:span text:style-name="Strong_20_Emphasis"><text:span text:style-name="T83">hecklist, </text:span></text:span><text:span text:style-name="Strong_20_Emphasis"><text:span text:style-name="T84">d</text:span></text:span><text:span text:style-name="Strong_20_Emphasis"><text:span text:style-name="T83">e</text:span></text:span><text:span text:style-name="T45"> </text:span><text:span text:style-name="T48">overstap</text:span><text:span text:style-name="T46"> </text:span><text:span text:style-name="T45">is </text:span><text:span text:style-name="T46">voltooid.</text:span></text:p>
        </text:list-header>
      </text:list>
      <text:p text:style-name="P35"/>
      <text:list xml:id="list191153304324120" text:continue-numbering="true" text:style-name="L2">
        <text:list-header>
          <text:p text:style-name="P70"><text:span text:style-name="T80">Geschreven</text:span><text:span text:style-name="T47"> door Karel Zimmer</text:span><text:span text:style-name="Strong_20_Emphasis"><text:span text:style-name="T17"> &lt;</text:span></text:span><text:a xlink:type="simple" xlink:href="mailto:info@karelzimmer.nl" text:style-name="Internet_20_link" text:visited-style-name="Visited_20_Internet_20_Link"><text:span text:style-name="Strong_20_Emphasis"><text:span text:style-name="T200">info@karelzimmer.nl</text:span></text:span></text:a><text:span text:style-name="Strong_20_Emphasis"><text:span text:style-name="T17">&gt;</text:span></text:span><text:span text:style-name="T47">.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7">Gebr.#</text:p>
            <text:p text:style-name="P37"/>
          </table:table-cell>
          <table:table-cell table:style-name="Tabel1.A1" table:number-rows-spanned="2" office:value-type="string">
            <text:p text:style-name="P38">Gebruiker</text:p>
            <text:p text:style-name="P39">(bijv. Jan Stek)</text:p>
          </table:table-cell>
          <table:table-cell table:style-name="Tabel1.A1" table:number-rows-spanned="2" office:value-type="string">
            <text:p text:style-name="P38">Gebruikersnaam</text:p>
            <text:p text:style-name="P39">(bijv. jan)</text:p>
          </table:table-cell>
          <table:table-cell table:style-name="Tabel1.D1" table:number-rows-spanned="2" office:value-type="string">
            <text:p text:style-name="P42">Wachtwoord</text:p>
            <text:p text:style-name="P40"/>
          </table:table-cell>
          <table:table-cell table:style-name="Tabel1.E1" office:value-type="string">
            <text:p text:style-name="P38"/>
          </table:table-cell>
          <table:table-cell table:style-name="Tabel1.F1" office:value-type="string">
            <text:p text:style-name="P43">BIOS-wachtwoord</text:p>
          </table:table-cell>
          <table:table-cell table:style-name="Tabel1.G1" office:value-type="string">
            <text:p text:style-name="P41"><draw:control text:anchor-type="as-char" draw:z-index="60" draw:name="Vorm1_11" draw:style-name="gr3" draw:text-style-name="P72" svg:width="5.329cm" svg:height="0.406cm" draw:control="control61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4">Wifi-netwerknaam</text:p>
          </table:table-cell>
          <table:table-cell table:style-name="Tabel1.G2" office:value-type="string">
            <text:p text:style-name="P41"><draw:control text:anchor-type="as-char" draw:z-index="61" draw:name="Vorm1_12" draw:style-name="gr3" draw:text-style-name="P72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37">1</text:p>
          </table:table-cell>
          <table:table-cell table:style-name="Tabel1.A3" office:value-type="string">
            <text:p text:style-name="P38"><draw:control text:anchor-type="as-char" draw:z-index="48" draw:name="Vorm1" draw:style-name="gr3" draw:text-style-name="P72" svg:width="5.486cm" svg:height="0.406cm" draw:control="control49"/></text:p>
          </table:table-cell>
          <table:table-cell table:style-name="Tabel1.A3" office:value-type="string">
            <text:p text:style-name="P41"><draw:control text:anchor-type="as-char" draw:z-index="52" draw:name="Vorm1_3" draw:style-name="gr3" draw:text-style-name="P72" svg:width="3.208cm" svg:height="0.406cm" draw:control="control53"/></text:p>
          </table:table-cell>
          <table:table-cell table:style-name="Tabel1.D3" office:value-type="string">
            <text:p text:style-name="P41"><draw:control text:anchor-type="as-char" draw:z-index="56" draw:name="Vorm1_7" draw:style-name="gr3" draw:text-style-name="P72" svg:width="4.571cm" svg:height="0.406cm" draw:control="control57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5">Netwerksleutel</text:p>
          </table:table-cell>
          <table:table-cell table:style-name="Tabel1.G2" office:value-type="string">
            <text:p text:style-name="P41"><draw:control text:anchor-type="as-char" draw:z-index="62" draw:name="Vorm1_13" draw:style-name="gr3" draw:text-style-name="P72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37">2</text:p>
          </table:table-cell>
          <table:table-cell table:style-name="Tabel1.A3" office:value-type="string">
            <text:p text:style-name="P41"><draw:control text:anchor-type="as-char" draw:z-index="49" draw:name="Vorm1_0" draw:style-name="gr3" draw:text-style-name="P72" svg:width="5.486cm" svg:height="0.406cm" draw:control="control50"/></text:p>
          </table:table-cell>
          <table:table-cell table:style-name="Tabel1.A3" office:value-type="string">
            <text:p text:style-name="P41"><draw:control text:anchor-type="as-char" draw:z-index="53" draw:name="Vorm1_4" draw:style-name="gr3" draw:text-style-name="P72" svg:width="3.208cm" svg:height="0.406cm" draw:control="control54"/></text:p>
          </table:table-cell>
          <table:table-cell table:style-name="Tabel1.D3" office:value-type="string">
            <text:p text:style-name="P41"><draw:control text:anchor-type="as-char" draw:z-index="57" draw:name="Vorm1_8" draw:style-name="gr3" draw:text-style-name="P72" svg:width="4.571cm" svg:height="0.406cm" draw:control="control58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IP#</text:p>
          </table:table-cell>
          <table:table-cell table:style-name="Tabel1.G2" office:value-type="string">
            <text:p text:style-name="P41"><draw:control text:anchor-type="as-char" draw:z-index="63" draw:name="Vorm1_14" draw:style-name="gr3" draw:text-style-name="P72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47">3</text:p>
          </table:table-cell>
          <table:table-cell table:style-name="Tabel1.A3" office:value-type="string">
            <text:p text:style-name="P41"><draw:control text:anchor-type="as-char" draw:z-index="50" draw:name="Vorm1_1" draw:style-name="gr3" draw:text-style-name="P72" svg:width="5.486cm" svg:height="0.406cm" draw:control="control51"/></text:p>
          </table:table-cell>
          <table:table-cell table:style-name="Tabel1.A3" office:value-type="string">
            <text:p text:style-name="P41"><draw:control text:anchor-type="as-char" draw:z-index="54" draw:name="Vorm1_5" draw:style-name="gr3" draw:text-style-name="P72" svg:width="3.208cm" svg:height="0.406cm" draw:control="control55"/></text:p>
          </table:table-cell>
          <table:table-cell table:style-name="Tabel1.D3" office:value-type="string">
            <text:p text:style-name="P41"><draw:control text:anchor-type="as-char" draw:z-index="58" draw:name="Vorm1_9" draw:style-name="gr3" draw:text-style-name="P72" svg:width="4.571cm" svg:height="0.406cm" draw:control="control59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gebr.nm/ww</text:p>
          </table:table-cell>
          <table:table-cell table:style-name="Tabel1.G2" office:value-type="string">
            <text:p text:style-name="P41"><draw:control text:anchor-type="as-char" draw:z-index="64" draw:name="Vorm1_15" draw:style-name="gr3" draw:text-style-name="P72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47">4</text:p>
          </table:table-cell>
          <table:table-cell table:style-name="Tabel1.A3" office:value-type="string">
            <text:p text:style-name="P41"><draw:control text:anchor-type="as-char" draw:z-index="51" draw:name="Vorm1_2" draw:style-name="gr3" draw:text-style-name="P72" svg:width="5.486cm" svg:height="0.406cm" draw:control="control52"/></text:p>
          </table:table-cell>
          <table:table-cell table:style-name="Tabel1.A3" office:value-type="string">
            <text:p text:style-name="P41"><draw:control text:anchor-type="as-char" draw:z-index="55" draw:name="Vorm1_6" draw:style-name="gr3" draw:text-style-name="P72" svg:width="3.208cm" svg:height="0.406cm" draw:control="control56"/></text:p>
          </table:table-cell>
          <table:table-cell table:style-name="Tabel1.D3" office:value-type="string">
            <text:p text:style-name="P41"><draw:control text:anchor-type="as-char" draw:z-index="59" draw:name="Vorm1_10" draw:style-name="gr3" draw:text-style-name="P72" svg:width="4.571cm" svg:height="0.406cm" draw:control="control60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8">TeamViewer ID</text:p>
          </table:table-cell>
          <table:table-cell table:style-name="Tabel1.G2" office:value-type="string">
            <text:p text:style-name="P41"><draw:control text:anchor-type="as-char" draw:z-index="65" draw:name="Vorm1_16" draw:style-name="gr3" draw:text-style-name="P72" svg:width="5.329cm" svg:height="0.406cm" draw:control="control66"/></text:p>
          </table:table-cell>
        </table:table-row>
      </table:table>
      <text:p text:style-name="P29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30">Gebr./<text:span text:style-name="T196">Volg#</text:span></text:p>
          </table:table-cell>
          <table:table-cell table:style-name="Tabel2.A1" office:value-type="string">
            <text:p text:style-name="P31">E-mailnaam</text:p>
          </table:table-cell>
          <table:table-cell table:style-name="Tabel2.A1" office:value-type="string">
            <text:p text:style-name="P31">E-mailadres</text:p>
          </table:table-cell>
          <table:table-cell table:style-name="Tabel2.A1" office:value-type="string">
            <text:p text:style-name="P54">Gebruikersnaam</text:p>
          </table:table-cell>
          <table:table-cell table:style-name="Tabel2.A1" office:value-type="string">
            <text:p text:style-name="P50">Wachtwoord</text:p>
          </table:table-cell>
          <table:table-cell table:style-name="Tabel2.A1" office:value-type="string">
            <text:p text:style-name="P50"><text:span text:style-name="T195">Inkomende</text:span><text:span text:style-name="T194"> </text:span>mailserver<text:line-break/>(pop.voorbeeld.com)</text:p>
          </table:table-cell>
          <table:table-cell table:style-name="Tabel2.G1" office:value-type="string">
            <text:p text:style-name="P51"><text:span text:style-name="T194">Uitgaande </text:span>mail<text:span text:style-name="T194">-</text:span>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6" draw:name="Vorm1_17" draw:style-name="gr2" draw:text-style-name="P72" svg:width="1.176cm" svg:height="0.802cm" draw:control="control67"/></text:p>
          </table:table-cell>
          <table:table-cell table:style-name="Tabel2.A2" office:value-type="string">
            <text:p text:style-name="P55"><draw:control text:anchor-type="as-char" svg:y="-0.598cm" draw:z-index="72" draw:name="Vorm1_23" draw:style-name="gr2" draw:text-style-name="P72" svg:width="2.855cm" svg:height="0.802cm" draw:control="control73"/></text:p>
          </table:table-cell>
          <table:table-cell table:style-name="Tabel2.A2" office:value-type="string">
            <text:p text:style-name="P32"><draw:control text:anchor-type="as-char" svg:y="-0.598cm" draw:z-index="73" draw:name="Vorm1_24" draw:style-name="gr2" draw:text-style-name="P72" svg:width="3.56cm" svg:height="0.802cm" draw:control="control74"/></text:p>
          </table:table-cell>
          <table:table-cell table:style-name="Tabel2.A2" office:value-type="string">
            <text:p text:style-name="P52"><draw:control text:anchor-type="as-char" svg:y="-0.598cm" draw:z-index="74" draw:name="Vorm1_25" draw:style-name="gr2" draw:text-style-name="P72" svg:width="3.287cm" svg:height="0.802cm" draw:control="control75"/></text:p>
          </table:table-cell>
          <table:table-cell table:style-name="Tabel2.A2" office:value-type="string">
            <text:p text:style-name="P52"><draw:control text:anchor-type="as-char" svg:y="-0.598cm" draw:z-index="75" draw:name="Vorm1_26" draw:style-name="gr2" draw:text-style-name="P72" svg:width="2.855cm" svg:height="0.802cm" draw:control="control76"/></text:p>
          </table:table-cell>
          <table:table-cell table:style-name="Tabel2.A2" office:value-type="string">
            <text:p text:style-name="P52"><draw:control text:anchor-type="as-char" svg:y="-0.598cm" draw:z-index="76" draw:name="Vorm1_27" draw:style-name="gr2" draw:text-style-name="P72" svg:width="4.283cm" svg:height="0.802cm" draw:control="control77"/></text:p>
          </table:table-cell>
          <table:table-cell table:style-name="Tabel2.G2" office:value-type="string">
            <text:p text:style-name="P52"><draw:control text:anchor-type="as-char" svg:y="-0.598cm" draw:z-index="77" draw:name="Vorm1_28" draw:style-name="gr2" draw:text-style-name="P72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18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32"><draw:control text:anchor-type="as-char" svg:y="-0.598cm" draw:z-index="78" draw:name="Vorm1_29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32"><draw:control text:anchor-type="as-char" svg:y="-0.598cm" draw:z-index="83" draw:name="Vorm1_34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52"><draw:control text:anchor-type="as-char" svg:y="-0.598cm" draw:z-index="88" draw:name="Vorm1_39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52"><draw:control text:anchor-type="as-char" svg:y="-0.598cm" draw:z-index="93" draw:name="Vorm1_44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52"><draw:control text:anchor-type="as-char" svg:y="-0.598cm" draw:z-index="98" draw:name="Vorm1_49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52"><draw:control text:anchor-type="as-char" svg:y="-0.598cm" draw:z-index="103" draw:name="Vorm1_54" draw:style-name="gr2" draw:text-style-name="P72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19" draw:style-name="gr2" draw:text-style-name="P72" svg:width="1.176cm" svg:height="0.802cm" draw:control="control69"/></text:p>
          </table:table-cell>
          <table:table-cell table:style-name="Tabel2.A3" office:value-type="string">
            <text:p text:style-name="P32"><draw:control text:anchor-type="as-char" svg:y="-0.598cm" draw:z-index="79" draw:name="Vorm1_30" draw:style-name="gr2" draw:text-style-name="P72" svg:width="2.855cm" svg:height="0.802cm" draw:control="control80"/></text:p>
          </table:table-cell>
          <table:table-cell table:style-name="Tabel2.A3" office:value-type="string">
            <text:p text:style-name="P32"><draw:control text:anchor-type="as-char" svg:y="-0.598cm" draw:z-index="84" draw:name="Vorm1_35" draw:style-name="gr2" draw:text-style-name="P72" svg:width="3.56cm" svg:height="0.802cm" draw:control="control85"/></text:p>
          </table:table-cell>
          <table:table-cell table:style-name="Tabel2.A3" office:value-type="string">
            <text:p text:style-name="P52"><draw:control text:anchor-type="as-char" svg:y="-0.598cm" draw:z-index="89" draw:name="Vorm1_40" draw:style-name="gr2" draw:text-style-name="P72" svg:width="3.287cm" svg:height="0.802cm" draw:control="control90"/></text:p>
          </table:table-cell>
          <table:table-cell table:style-name="Tabel2.A3" office:value-type="string">
            <text:p text:style-name="P52"><draw:control text:anchor-type="as-char" svg:y="-0.598cm" draw:z-index="94" draw:name="Vorm1_45" draw:style-name="gr2" draw:text-style-name="P72" svg:width="2.855cm" svg:height="0.802cm" draw:control="control95"/></text:p>
          </table:table-cell>
          <table:table-cell table:style-name="Tabel2.A3" office:value-type="string">
            <text:p text:style-name="P52"><draw:control text:anchor-type="as-char" svg:y="-0.598cm" draw:z-index="99" draw:name="Vorm1_50" draw:style-name="gr2" draw:text-style-name="P72" svg:width="4.283cm" svg:height="0.802cm" draw:control="control100"/></text:p>
          </table:table-cell>
          <table:table-cell table:style-name="Tabel2.G3" office:value-type="string">
            <text:p text:style-name="P52"><draw:control text:anchor-type="as-char" svg:y="-0.598cm" draw:z-index="104" draw:name="Vorm1_55" draw:style-name="gr2" draw:text-style-name="P72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0" draw:style-name="gr2" draw:text-style-name="P72" svg:width="1.176cm" svg:height="0.802cm" draw:control="control70"/></text:p>
          </table:table-cell>
          <table:table-cell table:style-name="Tabel2.A3" office:value-type="string">
            <text:p text:style-name="P32"><draw:control text:anchor-type="as-char" svg:y="-0.598cm" draw:z-index="80" draw:name="Vorm1_31" draw:style-name="gr2" draw:text-style-name="P72" svg:width="2.855cm" svg:height="0.802cm" draw:control="control81"/></text:p>
          </table:table-cell>
          <table:table-cell table:style-name="Tabel2.A3" office:value-type="string">
            <text:p text:style-name="P32"><draw:control text:anchor-type="as-char" svg:y="-0.598cm" draw:z-index="85" draw:name="Vorm1_36" draw:style-name="gr2" draw:text-style-name="P72" svg:width="3.56cm" svg:height="0.802cm" draw:control="control86"/></text:p>
          </table:table-cell>
          <table:table-cell table:style-name="Tabel2.A3" office:value-type="string">
            <text:p text:style-name="P52"><draw:control text:anchor-type="as-char" svg:y="-0.598cm" draw:z-index="90" draw:name="Vorm1_41" draw:style-name="gr2" draw:text-style-name="P72" svg:width="3.287cm" svg:height="0.802cm" draw:control="control91"/></text:p>
          </table:table-cell>
          <table:table-cell table:style-name="Tabel2.A3" office:value-type="string">
            <text:p text:style-name="P52"><draw:control text:anchor-type="as-char" svg:y="-0.598cm" draw:z-index="95" draw:name="Vorm1_46" draw:style-name="gr2" draw:text-style-name="P72" svg:width="2.855cm" svg:height="0.802cm" draw:control="control96"/></text:p>
          </table:table-cell>
          <table:table-cell table:style-name="Tabel2.A3" office:value-type="string">
            <text:p text:style-name="P52"><draw:control text:anchor-type="as-char" svg:y="-0.598cm" draw:z-index="100" draw:name="Vorm1_51" draw:style-name="gr2" draw:text-style-name="P72" svg:width="4.283cm" svg:height="0.802cm" draw:control="control101"/></text:p>
          </table:table-cell>
          <table:table-cell table:style-name="Tabel2.G3" office:value-type="string">
            <text:p text:style-name="P52"><draw:control text:anchor-type="as-char" svg:y="-0.598cm" draw:z-index="105" draw:name="Vorm1_56" draw:style-name="gr2" draw:text-style-name="P72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70" draw:name="Vorm1_21" draw:style-name="gr2" draw:text-style-name="P72" svg:width="1.176cm" svg:height="0.802cm" draw:control="control71"/></text:p>
          </table:table-cell>
          <table:table-cell table:style-name="Tabel2.A3" office:value-type="string">
            <text:p text:style-name="P32"><draw:control text:anchor-type="as-char" svg:y="-0.598cm" draw:z-index="81" draw:name="Vorm1_32" draw:style-name="gr2" draw:text-style-name="P72" svg:width="2.855cm" svg:height="0.802cm" draw:control="control82"/></text:p>
          </table:table-cell>
          <table:table-cell table:style-name="Tabel2.A3" office:value-type="string">
            <text:p text:style-name="P32"><draw:control text:anchor-type="as-char" svg:y="-0.598cm" draw:z-index="86" draw:name="Vorm1_37" draw:style-name="gr2" draw:text-style-name="P72" svg:width="3.56cm" svg:height="0.802cm" draw:control="control87"/></text:p>
          </table:table-cell>
          <table:table-cell table:style-name="Tabel2.A3" office:value-type="string">
            <text:p text:style-name="P52"><draw:control text:anchor-type="as-char" svg:y="-0.598cm" draw:z-index="91" draw:name="Vorm1_42" draw:style-name="gr2" draw:text-style-name="P72" svg:width="3.287cm" svg:height="0.802cm" draw:control="control92"/></text:p>
          </table:table-cell>
          <table:table-cell table:style-name="Tabel2.A3" office:value-type="string">
            <text:p text:style-name="P52"><draw:control text:anchor-type="as-char" svg:y="-0.598cm" draw:z-index="96" draw:name="Vorm1_47" draw:style-name="gr2" draw:text-style-name="P72" svg:width="2.855cm" svg:height="0.802cm" draw:control="control97"/></text:p>
          </table:table-cell>
          <table:table-cell table:style-name="Tabel2.A3" office:value-type="string">
            <text:p text:style-name="P52"><draw:control text:anchor-type="as-char" svg:y="-0.598cm" draw:z-index="101" draw:name="Vorm1_52" draw:style-name="gr2" draw:text-style-name="P72" svg:width="4.283cm" svg:height="0.802cm" draw:control="control102"/></text:p>
          </table:table-cell>
          <table:table-cell table:style-name="Tabel2.G3" office:value-type="string">
            <text:p text:style-name="P52"><draw:control text:anchor-type="as-char" svg:y="-0.598cm" draw:z-index="106" draw:name="Vorm1_57" draw:style-name="gr2" draw:text-style-name="P72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71" draw:name="Vorm1_22" draw:style-name="gr2" draw:text-style-name="P72" svg:width="1.176cm" svg:height="0.802cm" draw:control="control72"/></text:p>
          </table:table-cell>
          <table:table-cell table:style-name="Tabel2.A3" office:value-type="string">
            <text:p text:style-name="P32"><draw:control text:anchor-type="as-char" svg:y="-0.598cm" draw:z-index="82" draw:name="Vorm1_33" draw:style-name="gr2" draw:text-style-name="P72" svg:width="2.855cm" svg:height="0.802cm" draw:control="control83"/></text:p>
          </table:table-cell>
          <table:table-cell table:style-name="Tabel2.A3" office:value-type="string">
            <text:p text:style-name="P32"><draw:control text:anchor-type="as-char" svg:y="-0.598cm" draw:z-index="87" draw:name="Vorm1_38" draw:style-name="gr2" draw:text-style-name="P72" svg:width="3.56cm" svg:height="0.802cm" draw:control="control88"/></text:p>
          </table:table-cell>
          <table:table-cell table:style-name="Tabel2.A3" office:value-type="string">
            <text:p text:style-name="P52"><draw:control text:anchor-type="as-char" svg:y="-0.598cm" draw:z-index="92" draw:name="Vorm1_43" draw:style-name="gr2" draw:text-style-name="P72" svg:width="3.287cm" svg:height="0.802cm" draw:control="control93"/></text:p>
          </table:table-cell>
          <table:table-cell table:style-name="Tabel2.A3" office:value-type="string">
            <text:p text:style-name="P52"><draw:control text:anchor-type="as-char" svg:y="-0.598cm" draw:z-index="97" draw:name="Vorm1_48" draw:style-name="gr2" draw:text-style-name="P72" svg:width="2.855cm" svg:height="0.802cm" draw:control="control98"/></text:p>
          </table:table-cell>
          <table:table-cell table:style-name="Tabel2.A3" office:value-type="string">
            <text:p text:style-name="P52"><draw:control text:anchor-type="as-char" svg:y="-0.598cm" draw:z-index="102" draw:name="Vorm1_53" draw:style-name="gr2" draw:text-style-name="P72" svg:width="4.283cm" svg:height="0.802cm" draw:control="control103"/></text:p>
          </table:table-cell>
          <table:table-cell table:style-name="Tabel2.G3" office:value-type="string">
            <text:p text:style-name="P52"><draw:control text:anchor-type="as-char" svg:y="-0.598cm" draw:z-index="107" draw:name="Vorm1_58" draw:style-name="gr2" draw:text-style-name="P72" svg:width="4.46cm" svg:height="0.802cm" draw:control="control108"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stappen-Windows-naar-Linux.odt</text:file-name><text:tab/><text:tab/><text:tab/><text:tab/><text:tab/><text:tab/><text:tab/><text:tab/><text:tab/><text:tab/><text:tab/><text:tab/><text:tab/><text:date style:data-style-name="N36" text:date-value="2022-07-25T19:11:52.836850737">25-07-2022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stappen-Windows-naar-Linux</text:file-name><text:tab/><text:tab/><text:tab/><text:tab/><text:tab/><text:tab/><text:tab/><text:tab/><text:tab/><text:tab/><text:tab/><text:tab/><text:tab/><text:date style:data-style-name="N36" text:date-value="2022-07-25T19:11:52.838494637">25-07-2022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25T19:11:52.618325556</dc:date>
    <meta:print-date>2014-01-05T10:21:33.960023988</meta:print-date>
    <meta:keyword>Installatie</meta:keyword>
    <meta:keyword>Checklist</meta:keyword>
    <meta:keyword>Linux</meta:keyword>
    <meta:editing-cycles>2366</meta:editing-cycles>
    <meta:editing-duration>P4DT23H38M55S</meta:editing-duration>
    <meta:printed-by>Karel Zimmer</meta:printed-by>
    <dc:creator>Karel Zimmer</dc:creator>
    <meta:document-statistic meta:table-count="5" meta:image-count="0" meta:object-count="0" meta:page-count="4" meta:paragraph-count="156" meta:word-count="501" meta:character-count="4125" meta:non-whitespace-character-count="3487"/>
    <meta:user-defined meta:name="Info 1"/>
    <meta:user-defined meta:name="Info 2"/>
    <meta:user-defined meta:name="Info 3"/>
    <meta:user-defined meta:name="Info 4"/>
  </office:meta>
</office:document-meta>
</file>